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9112f" officeooo:paragraph-rsid="0009112f"/>
    </style:style>
    <style:style style:name="P2" style:family="paragraph" style:parent-style-name="Standard">
      <style:text-properties officeooo:rsid="000abb78" officeooo:paragraph-rsid="000abb78"/>
    </style:style>
    <style:style style:name="P3" style:family="paragraph" style:parent-style-name="Standard">
      <style:text-properties officeooo:rsid="000d8707" officeooo:paragraph-rsid="000d8707"/>
    </style:style>
    <style:style style:name="T1" style:family="text">
      <style:text-properties officeooo:rsid="000c69d6"/>
    </style:style>
    <style:style style:name="T2" style:family="text">
      <style:text-properties officeooo:rsid="001021c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flexionen</text:p>
      <text:p text:style-name="P1"/>
      <text:p text:style-name="P1">Hugo Dittberner -Straßenbahngedicht</text:p>
      <text:p text:style-name="P1">Abgesehen davon, dass diese Situation auch im Alltag, wenn auch nicht oft, so doch von Zeit zu Zeit geschieht, so ist natürlich das Bild auf übertragener Ebene für mich von deutlich höherer Bedeutung: Im geschützten Raum Straßenbahn stehen diese beiden Individuen gegen eine Welt, die sie entzweien wird. Das Gegenwartsdenken wird hier in die Zukunft hereingeworfen, genau so, wie zwei ungebundene Liebende es erfahren: Sie kennen sich nicht, nehmen aber Phänomene des anderen war, im Zusammensein liegt Erfüllung, die sich nach Ewigkeit anfühlt. </text:p>
      <text:p text:style-name="P1"/>
      <text:p text:style-name="P1">Joachim Fuhrmann – Eine Handvoll Wärme …</text:p>
      <text:p text:style-name="P1">Und doch: Wir können in eine Begegnung immer auch Oberflächlichkeit hereinlegen: Wärme, Worte, Erinnerungen sind alles, was es gab, aber nichts, was darüber hinausgeht. Nun stellt sich die Frage: Kann man denn ein Mehr erreichen, gibt es das für den Menschen überhaupt? Wenn ja, lassen sich besonders die kurzzeitigen Kontakte nicht im positiven Licht sehen. Was ist die Alternative? Gänzlicher Rückzug? Essen muss der Mensch, und es ist doch unbestritten, dass er glücklicher ist, wenn er schmeckt – ob es gut ist, ist eine andere Frage. Vor allem aber: Wohber kommt diese Einstellung des Nichts-weiter? Nur aus der Suche nach perfekter Liebe können wir die aktuelle, nur graduelle Zuneigung herabwerten. Auf der anderen Seite brauchen wir allein diesen Prüfstein, um zwischen den disperfekten Beziehungen zu entscheiden, um zu werten. </text:p>
      <text:p text:style-name="P1"/>
      <text:p text:style-name="P1">Jürgen Theobaldy – Irgend etwas</text:p>
      <text:p text:style-name="P1">Zunächst fühlte ich Ähnliches mit Constance – aber woher kam dieses Gefühl? Vor allem fühlte ich mich geprüft, wollte mich nicht der Verantwortung stellen, tatsächlich etwas zeigen zu müssen. Das war mir wiederum so wichtig, weil Constance mir so lohnenswert erschien. Außerdem aber lag mein zweites Problem in mir selber: Sie nicht allein lassen wollend, blieb ich zum Wein, Stunde um Stunde. Vielleicht hatte sie ja auch Angst? Und in dieser Situation liegt denn auch das Dilemma, das das Gedicht so wundervoll beschreibt: Jeder Mensch reflektiert für sich und aus Angst, Magie zu zerstören, schweigen wir darüber. Aber der Schnitt wird so immer da bleiben! Die Magie sollte vielleicht nicht in der Unklarheit der Stellung zueinander liegen, sondern in der Bewunderung für den anderen (wobei ersteres sicherlich auch aus letzterem entsteht). </text:p>
      <text:p text:style-name="P1"/>
      <text:p text:style-name="P2">Christoph Meckel – In diesem Käfig</text:p>
      <text:p text:style-name="P2">Herrlich! Diese Euphorie, die das Gedicht ausstrahlt: Da wird ein Käfig, Inbegriff der Unfreiheit, gewandelt zu einem Bild der Heimat, in harmonischem Verhältnis zur Umwelt. Das Raubtier wandelt sich zu einem stattlichen Löwen – vielleicht gar das Kind? Eine Herausforderung in jedem Fall. Aber bezwingbar natürlich. Atemzüge: Ich will das Leben genießen in jedem Moment. Will ich aber einen Käfig mit dir teilen? <text:span text:style-name="T1">Sagen wir, die Beziehung sei ein Käfig.Ist jede Beziehung einer? Was ist daran positiv, was negativ? Käfig bedeutet Gebundenheit. Aber das ist der Gedanke des Gebirges: Den Käfig als Fixpunkt des Lebens, aber große Visionen haben, Unternehmungen wagen. Sich das Leben Untertan machen. Nie aber darf der Käfig geschlossen sein. Was ist der Vorteil des Fixpunkts? Der andere konstituiert unseren Käfig, indem er uns determiniert, ich determiniere seinen. Nur jemand, der mich in meinem Weltbezug versteht, darf meinen Käfig errichten, denn nur dann besitze ich zugleich Freiheit und – ja, was denn eigentlich? Kontinuität vielleicht? Doch eigenltich ist jeder sich selber bereits ein Käfig. </text:span></text:p>
      <text:p text:style-name="P2"/>
      <text:p text:style-name="P3"><text:span text:style-name="T1">G</text:span>ünter Gruben – So leicht wie Wolken – so schwer</text:p>
      <text:p text:style-name="P3">Wir rasen durch eine Welt hindruch, wir können uns etwas, das wir Liebe nennen, denken, doch ist uns unser Rasen bewusst und so denken wir an die Vergänglichkeit, die im Verlassen des anderen liegt. <text:span text:style-name="T2">Melancholie tritt dann ein. Andererseits: Wiederholung stelle ich nicht fest. Das kann am Übersehen von so vielem liegen.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20T13:36:23.464000000</meta:creation-date>
    <dc:date>2013-12-20T14:19:11.431000000</dc:date>
    <meta:editing-duration>PT25M56S</meta:editing-duration>
    <meta:editing-cycles>4</meta:editing-cycles>
    <meta:generator>LibreOffice/4.1.2.3$Windows_x86 LibreOffice_project/40b2d7fde7e8d2d7bc5a449dc65df4d08a7dd38</meta:generator>
    <meta:document-statistic meta:table-count="0" meta:image-count="0" meta:object-count="0" meta:page-count="1" meta:paragraph-count="11" meta:word-count="585" meta:character-count="3851" meta:non-whitespace-character-count="3263"/>
  </office:meta>
</office:document-meta>
</file>